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F4DB36AF86C4BFFB88.png" manifest:media-type="image/png"/>
  <manifest:file-entry manifest:full-path="Pictures/10000201000001CE0000008869BF975A.png" manifest:media-type="image/png"/>
  <manifest:file-entry manifest:full-path="Pictures/10000000000000900000004E4ACA9ED4.png" manifest:media-type="image/png"/>
  <manifest:file-entry manifest:full-path="Pictures/1000020100000061000000280E4CFF07.png" manifest:media-type="image/png"/>
  <manifest:file-entry manifest:full-path="Pictures/10000201000003200000019807649F5BED7FE9EA.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0.9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 fo:font-size="20pt" style:font-size-asian="20pt" style:font-size-complex="20pt"/>
    </style:style>
    <style:style style:name="T14" style:family="text">
      <style:text-properties fo:color="#ffffff" style:font-name="全字庫正楷體" fo:font-size="48pt" style:font-name-asian="全字庫正楷體"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DB36AF86C4BFFB88.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text:span><text:span text:style-name="T9">network-manager-applet, guake, volumeicon, pavucontrol, </text:span><text:span text:style-name="T9">scrot, desktop-backgrounds-compat, nitrogen, sxhkd, </text:span><text:span text:style-name="T9">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text:span><text:span text:style-name="T11">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0/\</text:span></text:p>
          <text:p text:style-name="P16"><text:span text:style-name="T12">thiny-session-0.7.0-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urxvt abrt*</text:span></text:p>
          <draw:enhanced-geometry svg:viewBox="0 0 21600 21600" draw:type="rectangle" draw:enhanced-path="M 0 0 L 21600 0 21600 21600 0 21600 0 0 Z N"/>
        </draw:custom-shape>
        <draw:custom-shape draw:style-name="gr12" draw:text-style-name="P17" draw:layer="layout" svg:width="22.263cm" svg:height="1.2cm" svg:x="1.537cm" svg:y="13.2cm">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1</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1</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1</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1</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1</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1</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32</meta:editing-cycles>
    <meta:editing-duration>P1DT4H16M44S</meta:editing-duration>
    <meta:initial-creator>root </meta:initial-creator>
    <dc:date>2018-07-06T10:49:15.232606662</dc:date>
    <meta:document-statistic meta:object-count="123"/>
    <meta:user-defined meta:name="Info 1"/>
    <meta:user-defined meta:name="Info 2"/>
    <meta:user-defined meta:name="Info 3"/>
    <meta:user-defined meta:name="Info 4"/>
  </office:meta>
</office:document-meta>
</file>